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1" calcext:value-type="float">
            <text:p>1571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/>
          <table:table-cell table:formula="of:=IF([.A16] = [.A15] ; [.Q15] ; [.Q15] + [.P15] + IF ([.A15] = [.A14] ; [.P14]; 0))" office:value-type="float" office:value="1567" calcext:value-type="float">
            <text:p>1567</text:p>
          </table:table-cell>
          <table:table-cell table:number-columns-repeated="1003"/>
        </table:table-row>
        <table:table-row table:style-name="ro1">
          <table:table-cell office:value-type="date" office:date-value="2017-11-10" calcext:value-type="date">
            <text:p>1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/>
          <table:table-cell table:formula="of:=IF([.A17] = [.A16] ; [.Q16] ; [.Q16] + [.P16] + IF ([.A16] = [.A15] ; [.P15]; 0))" office:value-type="float" office:value="1567" calcext:value-type="float">
            <text:p>1567</text:p>
          </table:table-cell>
          <table:table-cell table:number-columns-repeated="1003"/>
        </table:table-row>
        <table:table-row table:style-name="ro1">
          <table:table-cell office:value-type="date" office:date-value="2017-11-11" calcext:value-type="date">
            <text:p>11.11.2017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18] = [.A17] ; [.Q17] ; [.Q17] + [.P17] + IF ([.A17] = [.A16] ; [.P16]; 0))" office:value-type="float" office:value="1567" calcext:value-type="float">
            <text:p>1567</text:p>
          </table:table-cell>
          <table:table-cell table:number-columns-repeated="1003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.00.0000</text:date>, <text:time style:data-style-name="N2" text:time-value="14:52:15.45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82</meta:editing-cycles>
    <meta:editing-duration>PT4H9M45S</meta:editing-duration>
    <dc:title>Saison Ekkart</dc:title>
    <dc:date>2017-11-10T14:53:40.151000000</dc:date>
    <meta:generator>LibreOffice/5.4.2.2$Windows_X86_64 LibreOffice_project/22b09f6418e8c2d508a9eaf86b2399209b0990f4</meta:generator>
    <dc:creator>Ekkart Kleinod</dc:creator>
    <meta:document-statistic meta:table-count="3" meta:cell-count="16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133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